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11" style:family="paragraph" style:parent-style-name="List_20_Paragraph" style:list-style-name="L7">
      <style:paragraph-properties fo:line-height="150%" fo:text-align="justify" style:justify-single-word="false"/>
      <style:text-properties officeooo:paragraph-rsid="001eebd9"/>
    </style:style>
    <style:style style:name="P12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3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" style:font-size-complex="12pt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e12e8" officeooo:paragraph-rsid="001e12e8" style:font-size-asian="12pt" style:font-weight-asian="bold" style:font-name-complex="Times New Roman" style:font-size-complex="12pt"/>
    </style:style>
    <style:style style:name="P15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6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7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P18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19" style:family="paragraph" style:parent-style-name="List_20_Paragraph" style:list-style-name="L5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20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P21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2" style:family="paragraph" style:parent-style-name="List_20_Paragraph" style:list-style-name="L8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3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24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officeooo:rsid="001a0044" style:font-size-asian="12pt" style:font-name-complex="Times New Roman" style:font-size-complex="12pt"/>
    </style:style>
    <style:style style:name="T4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/>
    </style:style>
    <style:style style:name="T5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7" style:family="text">
      <style:text-properties style:font-name="Arial" fo:font-size="12pt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officeooo:rsid="001e12e8" style:font-size-asian="12pt" style:font-name-complex="Times New Roman" style:font-size-complex="12pt"/>
    </style:style>
    <style:style style:name="T13" style:family="text"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T14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5" style:family="text">
      <style:text-properties style:font-name="Arial" fo:font-size="12pt" fo:language="pt" fo:country="BR" officeooo:rsid="00218861" style:font-size-asian="12pt" style:font-name-complex="Times New Roman" style:font-size-complex="12pt"/>
    </style:style>
    <style:style style:name="T16" style:family="text">
      <style:text-properties style:font-name="Arial" fo:font-size="12pt" fo:language="pt" fo:country="BR" officeooo:rsid="00226db5" style:font-size-asian="12pt" style:font-name-complex="Times New Roman" style:font-size-complex="12pt"/>
    </style:style>
    <style:style style:name="T17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18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19" style:family="text">
      <style:text-properties officeooo:rsid="00218861"/>
    </style:style>
    <style:style style:name="T20" style:family="text">
      <style:text-properties officeooo:rsid="00226d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36175806" text:style-name="WWNum6">
        <text:list-header>
          <text:p text:style-name="P24"><text:span text:style-name="T17"><text:s text:c="7"/>D</text:span><text:span text:style-name="T18">escrição dos processos – Atendimento</text:span></text:p>
        </text:list-header>
      </text:list>
      <text:p text:style-name="P25"/>
      <text:list xml:id="list210639950334607" text:continue-numbering="true" text:style-name="WWNum6">
        <text:list-item>
          <text:p text:style-name="P12">Anotar Pedido</text:p>
        </text:list-item>
      </text:list>
      <text:p text:style-name="P3"><text:span text:style-name="T1">Evento:</text:span><text:span text:style-name="T2"> </text:span><text:span text:style-name="T5">O</text:span><text:span text:style-name="T4"> cliente realiza pedido</text:span></text:p>
      <text:p text:style-name="P2"><text:span text:style-name="T6">Objetivo: </text:span><text:span text:style-name="T9">A</text:span><text:span text:style-name="T10">notar os pedidos solicitados pelo cliente</text:span><text:span text:style-name="T7">.</text:span></text:p>
      <text:p text:style-name="P8">Trabalhadores Envolvidos:</text:p>
      <text:p text:style-name="P4">Atendente</text:p>
      <text:list xml:id="list2861492069" text:style-name="L1">
        <text:list-item>
          <text:p text:style-name="P10"><text:span text:style-name="T10">O </text:span><text:span text:style-name="T9">Atendente anota pedido;</text:span></text:p>
        </text:list-item>
      </text:list>
      <text:list xml:id="list110639165" text:style-name="L2">
        <text:list-item>
          <text:list>
            <text:list-item>
              <text:p text:style-name="P23"><text:span text:style-name="T9">C</text:span><text:span text:style-name="T8">aso o cliente esteja na lista de devedores </text:span><text:span text:style-name="T14">que não pagam</text:span><text:span text:style-name="T8">, o cliente é impedido de realizar o pedido e o processo finaliza.</text:span></text:p>
            </text:list-item>
          </text:list>
        </text:list-item>
      </text:list>
      <text:list xml:id="list210639851653512" text:continue-list="list2861492069" text:style-name="L1">
        <text:list-item>
          <text:p text:style-name="P15">O Atendente verifica a disponibilidade do pedido;</text:p>
        </text:list-item>
      </text:list>
      <text:list xml:id="list3067320322" text:style-name="L3">
        <text:list-item>
          <text:list>
            <text:list-item>
              <text:p text:style-name="P16">Caso o solicitado esteja indisponível, é informado ao cliente e finaliza.</text:p>
            </text:list-item>
          </text:list>
        </text:list-item>
      </text:list>
      <text:list xml:id="list210641250612156" text:continue-list="list210639851653512" text:style-name="L1">
        <text:list-item>
          <text:p text:style-name="P15">O Atendente encaminha o pedido para a cozinha.</text:p>
        </text:list-item>
      </text:list>
      <text:p text:style-name="P1"/>
      <text:list xml:id="list210641180491756" text:continue-list="list210639950334607" text:style-name="WWNum6">
        <text:list-item>
          <text:p text:style-name="P13">Entregar pedido</text:p>
        </text:list-item>
      </text:list>
      <text:p text:style-name="P2"><text:span text:style-name="T6">Evento: </text:span><text:span text:style-name="T10">A </text:span><text:span text:style-name="T11">cozinha informa que o pedido está pronto.</text:span></text:p>
      <text:p text:style-name="P2"><text:span text:style-name="T6">Objetivo: </text:span><text:span text:style-name="T11">Entregar o pedido pronto ao cliente</text:span><text:span text:style-name="T7">.</text:span></text:p>
      <text:p text:style-name="P8">Trabalhadores Envolvidos:</text:p>
      <text:p text:style-name="P5">Atendente</text:p>
      <text:list xml:id="list3525550847" text:style-name="L4">
        <text:list-item>
          <text:p text:style-name="P17">O Atendente retira o pedido pronto na cozinha;</text:p>
        </text:list-item>
        <text:list-item>
          <text:p text:style-name="P17">O Atendente entrega o pedido ao cliente;</text:p>
        </text:list-item>
      </text:list>
      <text:list xml:id="list289407128" text:style-name="L5">
        <text:list-item>
          <text:list>
            <text:list-item>
              <text:p text:style-name="P19">Caso o pedido não for exatamente o que o cliente solicitou, o cliente não aceita e o pedido retorna a cozinha para ser feito corretamente.</text:p>
            </text:list-item>
          </text:list>
        </text:list-item>
      </text:list>
      <text:list xml:id="list210640602075097" text:continue-list="list3525550847" text:style-name="L4">
        <text:list-item>
          <text:p text:style-name="P18">O cliente recebe o pedido.</text:p>
        </text:list-item>
      </text:list>
      <text:p text:style-name="P7"/>
      <text:list xml:id="list210640916172955" text:continue-list="list210641180491756" text:style-name="WWNum6">
        <text:list-item>
          <text:p text:style-name="P14"><text:soft-page-break/>Receber pagamento</text:p>
        </text:list-item>
      </text:list>
      <text:p text:style-name="P2"><text:span text:style-name="T6">Evento: </text:span><text:span text:style-name="T12">O cliente solicita o fechamento do pedido</text:span><text:span text:style-name="T7">.</text:span></text:p>
      <text:p text:style-name="P2"><text:span text:style-name="T6">Objetivo: </text:span><text:span text:style-name="T12">Encerrar o pedido e pagar pelos produtos solicitados</text:span><text:span text:style-name="T7">.</text:span></text:p>
      <text:p text:style-name="P8">Trabalhadores Envolvidos:</text:p>
      <text:p text:style-name="P6">Atendente</text:p>
      <text:list xml:id="list2156585125" text:style-name="L6">
        <text:list-item>
          <text:p text:style-name="P20">O atendente informa o valor total do pedido;</text:p>
        </text:list-item>
        <text:list-item>
          <text:p text:style-name="P20">O cliente informa a forma de pagamento (cartão/dinheiro);</text:p>
        </text:list-item>
      </text:list>
      <text:list xml:id="list999163796" text:style-name="L7">
        <text:list-item>
          <text:list>
            <text:list-item>
              <text:p text:style-name="P11"><text:span text:style-name="T13">Caso o pagamento seja em dinheiro e o valor entregue for maior que o valor total do pedido, o atendente deverá devolver a diferença e</text:span><text:span text:style-name="T15">ntre</text:span><text:span text:style-name="T13"> valor entregue pelo cliente e o valor total do pedido;</text:span></text:p>
            </text:list-item>
            <text:list-item>
              <text:p text:style-name="P11"><text:span text:style-name="T13">Caso o cliente não efetue o pagamento do pedido, serão registrados os dados do cliente e o mesmo não poderá pedir nada até a quitação da dívida; </text:span><text:span text:style-name="T16">ou, caso seja combinado, será registrada a dívida e a possível data de pagamento</text:span><text:span text:style-name="T13">.</text:span></text:p>
            </text:list-item>
          </text:list>
        </text:list-item>
      </text:list>
      <text:list xml:id="list210640356487468" text:continue-list="list2156585125" text:style-name="L6">
        <text:list-item>
          <text:p text:style-name="P21">O cliente realiza o pagamento;</text:p>
        </text:list-item>
      </text:list>
      <text:list xml:id="list794835140" text:style-name="L8">
        <text:list-item>
          <text:list>
            <text:list-item>
              <text:p text:style-name="P22">Caso solicitado pelo cliente, o atendente entrega uma via da nota fiscal do pedido.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51</meta:editing-cycles>
    <meta:creation-date>2020-03-07T17:25:00</meta:creation-date>
    <dc:date>2020-03-18T21:06:39.393000000</dc:date>
    <meta:editing-duration>PT1H42M2S</meta:editing-duration>
    <meta:generator>LibreOffice/6.3.4.2$Windows_X86_64 LibreOffice_project/60da17e045e08f1793c57c00ba83cdfce946d0aa</meta:generator>
    <meta:document-statistic meta:table-count="0" meta:image-count="0" meta:object-count="0" meta:page-count="2" meta:paragraph-count="31" meta:word-count="291" meta:character-count="1714" meta:non-whitespace-character-count="14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